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2580000012AE9F3DB8A.png"/>
  <manifest:file-entry manifest:media-type="image/png" manifest:full-path="Pictures/10000201000004D80000061AE4558D93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71mm" style:rel-column-width="8647*"/>
    </style:style>
    <style:style style:name="Table1.B" style:family="table-column">
      <style:table-column-properties style:column-width="114.65mm" style:rel-column-width="35778*"/>
    </style:style>
    <style:style style:name="Table1.C" style:family="table-column">
      <style:table-column-properties style:column-width="14.87mm" style:rel-column-width="4640*"/>
    </style:style>
    <style:style style:name="Table1.D" style:family="table-column">
      <style:table-column-properties style:column-width="16.39mm" style:rel-column-width="5113*"/>
    </style:style>
    <style:style style:name="Table1.E" style:family="table-column">
      <style:table-column-properties style:column-width="36.39mm" style:rel-column-width="11357*"/>
    </style:style>
    <style:style style:name="Table1.A1" style:family="table-cell">
      <style:table-cell-properties fo:padding="0.97mm" fo:border="none"/>
    </style:style>
    <style:style style:name="P1" style:family="paragraph" style:parent-style-name="Frame_20_contents">
      <style:paragraph-properties fo:margin-top="0mm" fo:margin-bottom="0mm" fo:line-height="4.99mm">
        <style:tab-stops/>
      </style:paragraph-properties>
    </style:style>
    <style:style style:name="P2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><draw:frame draw:style-name="fr3" draw:name="graphics1" text:anchor-type="paragraph" svg:width="209.96mm" svg:height="264.48mm" draw:z-index="3"><draw:image xlink:href="Pictures/10000201000004D80000061AE4558D93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Firmware version: 1.7</text:p>
            <text:p text:style-name="P1">Document version: 1.4 (05/2021)</text:p>
            <text:p text:style-name="P1">www.envox.eu – github.com/eez-open</text:p>
          </table:table-cell>
          <table:table-cell table:style-name="Table1.A1" office:value-type="string">
            <text:p text:style-name="Frame_20_contents"><draw:frame draw:style-name="fr1" draw:name="osi_logo.png" text:anchor-type="paragraph" svg:x="0.79mm" svg:y="0.3mm" svg:width="12.88mm" svg:height="14.99mm" draw:z-index="0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2" draw:name="osh_logo.png" text:anchor-type="paragraph" svg:x="0mm" svg:y="0mm" svg:width="13.93mm" svg:height="14.99mm" draw:z-index="1"><draw:image xlink:href="Pictures/10000201000000BE000000C8ACA8B0A2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1" draw:name="gpl_logo.png" text:anchor-type="paragraph" svg:x="0.65mm" svg:y="0.41mm" svg:width="29.99mm" svg:height="14.99mm" draw:z-index="2"><draw:image xlink:href="Pictures/10000201000002580000012AE9F3DB8A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9$Unix OpenOffice.org_project/419m1$Build-9805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4" meta:object-count="0" meta:page-count="1" meta:paragraph-count="8" meta:word-count="24" meta:character-count="159"/>
    <meta:user-defined meta:name="WebPublish_HTML_Profile">EEZ (HTML)</meta:user-defined>
  </office:meta>
</office:document-meta>
</file>